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1impact" svg:font-family="321impact" style:font-pitch="variable"/>
    <style:font-face style:name="Anklepants" svg:font-family="Anklepants" style:font-pitch="variable"/>
    <style:font-face style:name="DejaVu Sans" svg:font-family="'DejaVu Sans'" style:font-family-generic="system" style:font-pitch="variable"/>
    <style:font-face style:name="DirtyBakersDozen" svg:font-family="DirtyBakersDoze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5.054cm" fo:min-width="4.804cm"/>
    </style:style>
    <style:style style:name="gr3" style:family="graphic" style:parent-style-name="standard">
      <style:graphic-properties draw:textarea-vertical-align="middle" draw:auto-grow-height="false" fo:min-height="3.712cm" fo:min-width="0cm" fo:wrap-option="wrap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6.896cm" fo:min-width="16.646cm" fo:wrap-option="wrap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3.812cm" fo:min-width="17.812cm" style:writing-mode="lr-tb"/>
      <style:paragraph-properties style:writing-mode="lr-tb"/>
    </style:style>
    <style:style style:name="gr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3.091cm" fo:min-width="18.14cm" style:writing-mode="lr-tb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cm" fo:min-width="3.25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50%" fo:text-align="start" fo:text-indent="0cm"/>
      <style:text-properties style:font-name="Ubuntu Condensed" fo:font-size="12pt" style:font-size-asian="12pt" style:font-size-complex="12pt"/>
    </style:style>
    <style:style style:name="P5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/>
      <style:text-properties style:font-name="Ubuntu Condensed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50%" fo:text-align="start" fo:text-indent="0cm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/>
      <style:text-properties fo:font-size="12pt" style:font-size-asian="12pt" style:font-size-complex="12pt"/>
    </style:style>
    <style:style style:name="P8" style:family="paragraph">
      <style:paragraph-properties fo:line-height="115%" fo:text-align="start"/>
    </style:style>
    <style:style style:name="P9" style:family="paragraph">
      <loext:graphic-properties draw:fill-color="#ffffff"/>
      <style:paragraph-properties fo:line-height="115%" fo:text-align="start"/>
      <style:text-properties style:font-name="321impact" fo:font-size="14pt" style:font-size-asian="14pt" style:font-size-complex="14pt"/>
    </style:style>
    <style:style style:name="T1" style:family="text">
      <style:text-properties style:font-name="Ubuntu Condensed"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321impact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1" draw:layer="layout" svg:width="7.5cm" svg:height="7.5cm" svg:x="6.75cm" svg:y="11.4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5cm" svg:height="6.588cm" draw:transform="rotate (-1.0471975511966) translate (10.497cm 7.7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3" draw:text-style-name="P2" draw:layer="layout" svg:width="0.5cm" svg:height="6.588cm" draw:transform="rotate (-1.5707963267949) translate (8.75cm 11.45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3" draw:text-style-name="P2" draw:layer="layout" svg:width="0.5cm" svg:height="6.588cm" draw:transform="rotate (-2.0943951023932) translate (7.202cm 16.244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3" draw:text-style-name="P2" draw:layer="layout" svg:width="0.5cm" svg:height="6.588cm" draw:transform="rotate (-2.61799387799149) translate (6.724cm 20.7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g draw:style-name="gr1">
              <draw:custom-shape draw:style-name="gr3" draw:text-style-name="P2" draw:layer="layout" svg:width="0.5cm" svg:height="6.588cm" draw:transform="rotate (-3.14159265358979) translate (7.25cm 23.788cm)">
                <text:p/>
    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3" draw:text-style-name="P2" draw:layer="layout" svg:width="0.5cm" svg:height="6.588cm" draw:transform="rotate (2.61799387799149) translate (8.575cm 24.409cm)">
                <text:p/>
    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3" draw:text-style-name="P2" draw:layer="layout" svg:width="0.5cm" svg:height="6.588cm" draw:transform="rotate (2.0943951023932) translate (10.589cm 22.802cm)">
                <text:p/>
    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3" draw:text-style-name="P2" draw:layer="layout" svg:width="0.5cm" svg:height="6.588cm" draw:transform="rotate (1.5707963267949) translate (12.443cm 19.059cm)">
                <text:p/>
    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</draw:g>
            <draw:g draw:style-name="gr1">
              <draw:custom-shape draw:style-name="gr3" draw:text-style-name="P2" draw:layer="layout" svg:width="0.5cm" svg:height="6.588cm" draw:transform="rotate (1.0471975511966) translate (13.792cm 14.221cm)">
                <text:p/>
    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3" draw:text-style-name="P2" draw:layer="layout" svg:width="0.5cm" svg:height="6.588cm" draw:transform="rotate (0.523598775598299) translate (14.213cm 9.85cm)">
                <text:p/>
    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3" draw:text-style-name="P2" draw:layer="layout" svg:width="0.5cm" svg:height="6.588cm" svg:x="13.747cm" svg:y="6.663cm">
                <text:p/>
    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3" draw:text-style-name="P2" draw:layer="layout" svg:width="0.5cm" svg:height="6.588cm" draw:transform="rotate (-0.523598775598299) translate (12.372cm 5.95cm)">
                <text:p/>
    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</draw:g>
          </draw:g>
          <draw:custom-shape draw:style-name="gr4" draw:text-style-name="P3" draw:layer="layout" svg:width="19cm" svg:height="19cm" svg:x="1cm" svg:y="5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5" draw:layer="layout" svg:width="18.75cm" svg:height="4.5cm" svg:x="1cm" svg:y="1cm">
          <text:p text:style-name="P4"><text:span text:style-name="T1">Negative Vibration Statement ...................................................................................................</text:span></text:p>
          <text:p text:style-name="P4"><text:span text:style-name="T1">....................................................................................................................................................</text:span></text:p>
          <text:p text:style-name="P4"><text:span text:style-name="T2">....................................................................................................................................................</text:span></text:p>
          <text:p text:style-name="P4"><text:span text:style-name="T2">Positive</text:span><text:span text:style-name="T1"> Vibration Statement .....................................................................................................</text:span></text:p>
          <text:p text:style-name="P4"><text:span text:style-name="T1"><text:s/></text:span><text:span text:style-name="T1">...................................................................................................................................................</text:span></text:p>
          <text:p text:style-name="P4"><text:span text:style-name="T1">.................................................................................................................................................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9cm" svg:height="3.701cm" svg:x="1.001cm" svg:y="25cm">
          <text:p text:style-name="P6"><text:span text:style-name="T3"><text:s/></text:span><text:span text:style-name="T3">......................................................................................................................................................</text:span></text:p>
          <text:p text:style-name="P6"><text:span text:style-name="T4">.......................................................................................................................................................</text:span></text:p>
          <text:p text:style-name="P6"><text:span text:style-name="T3"><text:s/></text:span><text:span text:style-name="T3">......................................................................................................................................................</text:span></text:p>
          <text:p text:style-name="P6"><text:span text:style-name="T3">....................................................................................................................................................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cm" svg:height="5.5cm" svg:x="15.5cm" svg:y="1cm">
          <text:p text:style-name="P8"><text:span text:style-name="T5">Focus Wheel</text:span></text:p>
          <text:p text:style-name="P8"><text:span text:style-name="T5">For: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svg:viewBox="0 0 21600 21600" draw:path-stretchpoint-x="11000" draw:path-stretchpoint-y="10800" draw:text-areas="?f0 ?f0 ?f3 ?f12" draw:mirror-horizontal="tru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1impact" svg:font-family="321impact" style:font-pitch="variable"/>
    <style:font-face style:name="Anklepants" svg:font-family="Anklepants" style:font-pitch="variable"/>
    <style:font-face style:name="DejaVu Sans" svg:font-family="'DejaVu Sans'" style:font-family-generic="system" style:font-pitch="variable"/>
    <style:font-face style:name="DirtyBakersDozen" svg:font-family="DirtyBakersDoze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4:08:32.471254153</meta:creation-date>
    <meta:editing-cycles>8</meta:editing-cycles>
    <meta:editing-duration>PT15M50S</meta:editing-duration>
    <dc:date>2023-06-01T13:10:46.690764043</dc:date>
    <meta:generator>LibreOffice/7.5.3.2$Linux_X86_64 LibreOffice_project/9f56dff12ba03b9acd7730a5a481eea045e468f3</meta:generator>
    <meta:document-statistic meta:object-count="21"/>
  </office:meta>
</office:document-meta>
</file>